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6252in" svg:height="3.5453in" svg:x="0.3898in" svg:y="1.8508in">
            <draw:object draw:notify-on-update-of-ranges="Sheet1.B2:Sheet1.B9 Sheet1.C2:Sheet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9173in" svg:height="3.5449in" svg:x="5.1232in" svg:y="1.8929in">
            <draw:object draw:notify-on-update-of-ranges="Sheet1.B2:Sheet1.B9 Sheet1.E2:Sheet1.E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026in" svg:height="3.5449in" svg:x="10.4303in" svg:y="1.6732in">
            <draw:object draw:notify-on-update-of-ranges="Sheet1.B2:Sheet1.B9 Sheet1.F2:Sheet1.F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частость</text:p>
          </table:table-cell>
          <table:table-cell office:value-type="string" calcext:value-type="string">
            <text:p>накопленная частота</text:p>
          </table:table-cell>
          <table:table-cell office:value-type="string" calcext:value-type="string">
            <text:p>накопленная частост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formula="of:=100*[.C2]/SUM([.$C$2:.$C$9])" office:value-type="float" office:value="3.7037037037037" calcext:value-type="float">
            <text:p>3.7037037037</text:p>
          </table:table-cell>
          <table:table-cell table:formula="of:=SUM([.$C$2:.$C2])" office:value-type="float" office:value="1" calcext:value-type="float">
            <text:p>1</text:p>
          </table:table-cell>
          <table:table-cell table:formula="of:=SUM([.$D$2:.$D2])"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table:formula="of:=100*[.C3]/SUM([.$C$2:.$C$9])" office:value-type="float" office:value="14.8148148148148" calcext:value-type="float">
            <text:p>14.8148148148</text:p>
          </table:table-cell>
          <table:table-cell table:formula="of:=SUM([.$C$2:.$C3])" office:value-type="float" office:value="5" calcext:value-type="float">
            <text:p>5</text:p>
          </table:table-cell>
          <table:table-cell table:formula="of:=SUM([.$D$2:.$D3])"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table:formula="of:=100*[.C4]/SUM([.$C$2:.$C$9])" office:value-type="float" office:value="14.8148148148148" calcext:value-type="float">
            <text:p>14.8148148148</text:p>
          </table:table-cell>
          <table:table-cell table:formula="of:=SUM([.$C$2:.$C4])" office:value-type="float" office:value="9" calcext:value-type="float">
            <text:p>9</text:p>
          </table:table-cell>
          <table:table-cell table:formula="of:=SUM([.$D$2:.$D4])"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table:formula="of:=100*[.C5]/SUM([.$C$2:.$C$9])" office:value-type="float" office:value="22.2222222222222" calcext:value-type="float">
            <text:p>22.2222222222</text:p>
          </table:table-cell>
          <table:table-cell table:formula="of:=SUM([.$C$2:.$C5])" office:value-type="float" office:value="15" calcext:value-type="float">
            <text:p>15</text:p>
          </table:table-cell>
          <table:table-cell table:formula="of:=SUM([.$D$2:.$D5])" office:value-type="float" office:value="55.5555555555556" calcext:value-type="float">
            <text:p>55.5555555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table:formula="of:=100*[.C6]/SUM([.$C$2:.$C$9])" office:value-type="float" office:value="18.5185185185185" calcext:value-type="float">
            <text:p>18.5185185185</text:p>
          </table:table-cell>
          <table:table-cell table:formula="of:=SUM([.$C$2:.$C6])" office:value-type="float" office:value="20" calcext:value-type="float">
            <text:p>20</text:p>
          </table:table-cell>
          <table:table-cell table:formula="of:=SUM([.$D$2:.$D6])" office:value-type="float" office:value="74.0740740740741" calcext:value-type="float">
            <text:p>74.0740740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formula="of:=100*[.C7]/SUM([.$C$2:.$C$9])" office:value-type="float" office:value="18.5185185185185" calcext:value-type="float">
            <text:p>18.5185185185</text:p>
          </table:table-cell>
          <table:table-cell table:formula="of:=SUM([.$C$2:.$C7])" office:value-type="float" office:value="25" calcext:value-type="float">
            <text:p>25</text:p>
          </table:table-cell>
          <table:table-cell table:formula="of:=SUM([.$D$2:.$D7])" office:value-type="float" office:value="92.5925925925926" calcext:value-type="float">
            <text:p>92.5925925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formula="of:=100*[.C8]/SUM([.$C$2:.$C$9])" office:value-type="float" office:value="3.7037037037037" calcext:value-type="float">
            <text:p>3.7037037037</text:p>
          </table:table-cell>
          <table:table-cell table:formula="of:=SUM([.$C$2:.$C8])" office:value-type="float" office:value="26" calcext:value-type="float">
            <text:p>26</text:p>
          </table:table-cell>
          <table:table-cell table:formula="of:=SUM([.$D$2:.$D8])" office:value-type="float" office:value="96.2962962962963" calcext:value-type="float">
            <text:p>96.2962962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formula="of:=100*[.C9]/SUM([.$C$2:.$C$9])" office:value-type="float" office:value="3.7037037037037" calcext:value-type="float">
            <text:p>3.7037037037</text:p>
          </table:table-cell>
          <table:table-cell table:formula="of:=SUM([.$C$2:.$C9])" office:value-type="float" office:value="27" calcext:value-type="float">
            <text:p>27</text:p>
          </table:table-cell>
          <table:table-cell table:formula="of:=SUM([.$D$2:.$D9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08:56:35.576253126</meta:creation-date>
    <dc:date>2015-10-10T09:30:31.946668125</dc:date>
    <meta:editing-duration>PT2M34S</meta:editing-duration>
    <meta:editing-cycles>1</meta:editing-cycles>
    <meta:document-statistic meta:table-count="1" meta:cell-count="53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749cm" svg:height="9.006cm" xlink:href=".." xlink:type="simple" chart:class="chart:line" chart:style-name="ch1">
        <chart:plot-area chart:style-name="ch2" table:cell-range-address="Sheet1.B2:Sheet1.C9" chart:data-source-has-labels="column" svg:x="0.097cm" svg:y="0.128cm" svg:width="10.649cm" svg:height="8.642cm">
          <chartooo:coordinate-region svg:x="0.533cm" svg:y="0.327cm" svg:width="9.933cm" svg:height="7.796cm"/>
          <chart:axis chart:dimension="x" chart:name="primary-x" chart:style-name="ch3" chartooo:axis-type="auto">
            <chartooo:date-scale/>
            <chart:categories table:cell-range-address="Sheet1.B2:Sheet1.B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9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01">
                <text:p>300</text:p>
                <draw:g>
                  <svg:desc>Sheet1.B2:Sheet1.B9</svg:desc>
                </draw:g>
              </table:table-cell>
              <table:table-cell office:value-type="float" office:value="1">
                <text:p>1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491cm" svg:height="9.005cm" xlink:href=".." xlink:type="simple" chart:class="chart:scatter" chart:style-name="ch1">
        <chart:plot-area chart:style-name="ch2" table:cell-range-address="Sheet1.B2:Sheet1.B9 Sheet1.E2:Sheet1.E9" chart:data-source-has-labels="column" svg:x="0.249cm" svg:y="0.18cm" svg:width="11.993cm" svg:height="8.645cm">
          <chartooo:coordinate-region svg:x="0.87cm" svg:y="0.379cm" svg:width="11.092cm" svg:height="7.799cm"/>
          <chart:axis chart:dimension="x" chart:name="primary-x" chart:style-name="ch3" chartooo:axis-type="auto">
            <chart:categories table:cell-range-address="Sheet1.B2:Sheet1.B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9" chart:class="chart:scatter">
            <chart:domain table:cell-range-address="Sheet1.B2:Sheet1.B9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301">
                <text:p>300</text:p>
                <draw:g>
                  <svg:desc>Sheet1.B2:Sheet1.B9</svg:desc>
                </draw:g>
              </table:table-cell>
              <table:table-cell office:value-type="float" office:value="1">
                <text:p>1</text:p>
                <draw:g>
                  <svg:desc>Sheet1.E2:Sheet1.E9</svg:desc>
                </draw:g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767cm" svg:height="9.005cm" xlink:href=".." xlink:type="simple" chart:class="chart:scatter" chart:style-name="ch1">
        <chart:plot-area chart:style-name="ch2" table:cell-range-address="Sheet1.B2:Sheet1.B9 Sheet1.F2:Sheet1.F9" chart:data-source-has-labels="column" svg:x="0.255cm" svg:y="0.18cm" svg:width="12.257cm" svg:height="8.645cm">
          <chartooo:coordinate-region svg:x="1.062cm" svg:y="0.379cm" svg:width="11.17cm" svg:height="7.799cm"/>
          <chart:axis chart:dimension="x" chart:name="primary-x" chart:style-name="ch3" chartooo:axis-type="auto">
            <chart:categories table:cell-range-address="Sheet1.B2:Sheet1.B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F2:Sheet1.F9" chart:class="chart:scatter">
            <chart:domain table:cell-range-address="Sheet1.B2:Sheet1.B9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301">
                <text:p>300</text:p>
                <draw:g>
                  <svg:desc>Sheet1.B2:Sheet1.B9</svg:desc>
                </draw:g>
              </table:table-cell>
              <table:table-cell office:value-type="float" office:value="3.7037037037037">
                <text:p>3.7037037037037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.5185185185185">
                <text:p>18.518518518518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92.5925925925926">
                <text:p>92.592592592592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96.2962962962963">
                <text:p>96.29629629629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